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1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1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17" style:family="paragraph" style:parent-style-name="Standard">
      <style:text-properties officeooo:paragraph-rsid="0048ab69"/>
    </style:style>
    <style:style style:name="P18" style:family="paragraph" style:parent-style-name="Text_20_body">
      <style:text-properties officeooo:paragraph-rsid="0048ab69"/>
    </style:style>
    <style:style style:name="P19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2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25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b0273" style:font-size-asian="14pt" style:font-weight-asian="bold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dd197" style:font-size-asian="14pt" style:font-weight-asian="bold" style:font-name-complex="Times New Roman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31" style:family="paragraph" style:parent-style-name="Standard">
      <style:text-properties officeooo:paragraph-rsid="004b0273"/>
    </style:style>
    <style:style style:name="P32" style:family="paragraph" style:parent-style-name="Text_20_body">
      <style:text-properties officeooo:paragraph-rsid="004b0273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Standard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5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5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13"/>
      <text:p text:style-name="P13"/>
      <text:p text:style-name="P13"/>
      <text:p text:style-name="P13"/>
      <text:p text:style-name="P13"/>
      <text:p text:style-name="P9">Календарно-тематичне планування</text:p>
      <text:p text:style-name="P9">з <text:span text:style-name="T7">і</text:span>нформатики для <text:span text:style-name="T8">11</text:span> класів</text:p>
      <text:p text:style-name="P9"><text:span text:style-name="T4">в</text:span>читель Трубіцина А.Л.</text:p>
      <text:p text:style-name="P9">201<text:span text:style-name="T4">7</text:span>-201<text:span text:style-name="T4">8</text:span> н.р.</text:p>
      <text:p text:style-name="P11"/>
      <text:p text:style-name="P11"/>
      <text:p text:style-name="P11"/>
      <text:p text:style-name="P3">Джерело: Програма для загальноосвітніх навчальних закладів.</text:p>
      <text:p text:style-name="P3">Інформатика навчальна програма для учнів <text:span text:style-name="T8">11 </text:span>класу</text:p>
      <text:p text:style-name="P3">загальноосвітніх навчальних закладів <text:span text:style-name="T5">затверджена Міністерством освіти і науки України</text:span></text:p>
      <text:p text:style-name="P7"/>
      <text:p text:style-name="P7"/>
      <text:p text:style-name="P7"/>
      <text:p text:style-name="P7"/>
      <text:p text:style-name="P7"/>
      <text:p text:style-name="P13"/>
      <text:p text:style-name="P15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8"/>
      <text:p text:style-name="P17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6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6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14"/>
      <text:p text:style-name="P14"/>
      <text:p text:style-name="P14"/>
      <text:p text:style-name="P14"/>
      <text:p text:style-name="P14"/>
      <text:p text:style-name="P10">Календарно-тематичне планування</text:p>
      <text:p text:style-name="P10">з <text:span text:style-name="T7">і</text:span>нформатики для <text:span text:style-name="T8">11</text:span> класів</text:p>
      <text:p text:style-name="P10"><text:span text:style-name="T4">в</text:span>читель Трубіцина А.Л.</text:p>
      <text:p text:style-name="P10">201<text:span text:style-name="T4">7</text:span>-201<text:span text:style-name="T4">8</text:span> н.р.</text:p>
      <text:p text:style-name="P12"/>
      <text:p text:style-name="P12"/>
      <text:p text:style-name="P12"/>
      <text:p text:style-name="P4">Джерело: Програма для загальноосвітніх навчальних закладів.</text:p>
      <text:p text:style-name="P4">Інформатика навчальна програма <text:span text:style-name="T9">академічного рівня </text:span>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8"/>
      <text:p text:style-name="P8"/>
      <text:p text:style-name="P8"/>
      <text:p text:style-name="P8"/>
      <text:p text:style-name="P8"/>
      <text:p text:style-name="P14"/>
      <text:p text:style-name="P16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17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32"/>
      <text:p text:style-name="P31"/>
      <text:p text:style-name="P25">ПОГОДЖЕНО<text:tab/><text:tab/><text:tab/><text:tab/><text:tab/><text:tab/><text:tab/><text:tab/><text:tab/><text:tab/><text:tab/><text:tab/><text:tab/><text:tab/><text:tab/><text:tab/><text:tab/>ЗАТВЕРДЖЕНО</text:p>
      <text:p text:style-name="P25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25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25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22"/>
      <text:p text:style-name="P22"/>
      <text:p text:style-name="P22"/>
      <text:p text:style-name="P22"/>
      <text:p text:style-name="P22"/>
      <text:p text:style-name="P27">Календарно-тематичне планування</text:p>
      <text:p text:style-name="P28">з <text:span text:style-name="T7">і</text:span>нформатики <text:span text:style-name="T11">Факультативний курс за вибором </text:span></text:p>
      <text:p text:style-name="P28"><text:span text:style-name="T11">“Основи веб-дизайну”</text:span> для <text:span text:style-name="T8">10</text:span> класів</text:p>
      <text:p text:style-name="P27"><text:span text:style-name="T4">в</text:span>читель Трубіцина А.Л.</text:p>
      <text:p text:style-name="P27">201<text:span text:style-name="T4">7</text:span>-201<text:span text:style-name="T4">8</text:span> н.р.</text:p>
      <text:p text:style-name="P29"/>
      <text:p text:style-name="P21"/>
      <text:p text:style-name="P21"/>
      <text:p text:style-name="P23"/>
      <text:p text:style-name="P23"/>
      <text:p text:style-name="P26"/>
      <text:p text:style-name="P26"/>
      <text:p text:style-name="P26"/>
      <text:p text:style-name="P26"/>
      <text:p text:style-name="P26"/>
      <text:p text:style-name="P22"/>
      <text:p text:style-name="P30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4"><text:tab/><text:tab/>протокол № _____ від ___________ р.</text:p>
      <text:p text:style-name="P24"><text:tab/><text:tab/>кер. <text:span text:style-name="T6">Ш</text:span>МО _________________ В.В. Маляренко </text:p>
      <text:p text:style-name="P24"/>
      <text:p text:style-name="P31"/>
      <text:p text:style-name="P3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9T13:58:18.676045244</dc:date>
    <meta:editing-duration>PT1H33M12S</meta:editing-duration>
    <meta:editing-cycles>24</meta:editing-cycles>
    <meta:generator>LibreOffice/5.4.1.2$Linux_X86_64 LibreOffice_project/40m0$Build-2</meta:generator>
    <meta:document-statistic meta:table-count="0" meta:image-count="0" meta:object-count="0" meta:page-count="3" meta:paragraph-count="40" meta:word-count="205" meta:character-count="1784" meta:non-whitespace-character-count="1444"/>
  </office:meta>
</office:document-meta>
</file>